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7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8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style:font-name-complex="Ari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normal" style:font-style-asian="normal" style:font-style-complex="normal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-complex="Ari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background-color="transparen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complex="Ari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10">ПОВЕРКИ</text:span></text:p>
      <text:p text:style-name="P3"><text:span text:style-name="T24">дозиметра типа </text:span><text:span text:style-name="T13">ДКС</text:span><text:span text:style-name="T24">-</text:span><text:span text:style-name="T13">АТ3509</text:span><text:span text:style-name="T9">B</text:span></text:p>
      <text:p text:style-name="P5"/>
      <text:p text:style-name="P6"><text:span text:style-name="T24">зав. № </text:span><text:span text:style-name="T23"><text:s/>$</text:span><text:span text:style-name="T5">allSerial</text:span><text:span text:style-name="T24"> </text:span><text:span text:style-name="T26">.</text:span><text:span text:style-name="T24"> </text:span></text:p>
      <text:p text:style-name="P6"><text:span text:style-name="T24">принадлежащего </text:span><text:span text:style-name="T25">.</text:span><text:span text:style-name="T31"> <text:s text:c="105"/></text:span><text:span text:style-name="T25">.</text:span></text:p>
      <text:p text:style-name="P9"/>
      <text:p text:style-name="P37">Поверка проводилась на базе УП «АТОМТЕХ», в нормальных климатических условиях при температуре <text:span text:style-name="T21">Т</text:span> = <text:span text:style-name="T30"><text:s/></text:span><text:span text:style-name="T22">$temp </text:span><text:s/>°<text:span text:style-name="T21">С</text:span>, атмосферном давлении <text:span text:style-name="T21">Р</text:span> = <text:span text:style-name="T30"><text:s text:c="5"/></text:span><text:s/>мм.рт.ст, относительной влажности воздуха <text:span text:style-name="T21">р</text:span> = <text:span text:style-name="T30"><text:s/></text:span><text:span text:style-name="T22">$vlag </text:span><text:s/>%, внешнем фоне γ-излучения <text:span text:style-name="T4">H</text:span>*(10) = <text:span text:style-name="T30"><text:s/></text:span><text:span text:style-name="T22">$bground </text:span><text:s/>нЗв/ч, <text:s/>согласно методике, изложенной в <text:span text:style-name="T29">МП. МН 742-2005</text:span></text:p>
      <text:p text:style-name="P27"><text:span text:style-name="T10">1. </text:span>Эталонные средства измерений:</text:p>
      <text:p text:style-name="P33">- <text:span text:style-name="T3">$facility_110</text:span>;</text:p>
      <text:p text:style-name="P34">- <text:span text:style-name="T3">$facility_1</text:span>3<text:span text:style-name="T3">0</text:span>;</text:p>
      <text:p text:style-name="P38"><text:span text:style-name="T10">2. </text:span>Внешний осмотр и опробование БД:</text:p>
      <text:p text:style-name="P36">- документация<text:tab/></text:p>
      <text:p text:style-name="P36">- отсутствие механических повреждений<text:tab/></text:p>
      <text:p text:style-name="P35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16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4">H</text:span><text:span text:style-name="T16">pi</text:span></text:p>
          </table:table-cell>
          <table:table-cell table:style-name="t1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0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3" office:value-type="string">
            <text:p text:style-name="P12">800<text:span text:style-name="T10">.</text:span>0 мЗв/ч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.B7" office:value-type="string">
            <text:p text:style-name="P13">$1-n<text:span text:style-name="T10">3</text:span></text:p>
          </table:table-cell>
          <table:table-cell table:style-name="t1.B7" office:value-type="string">
            <text:p text:style-name="P13">$1-d<text:span text:style-name="T10">3</text:span></text:p>
          </table:table-cell>
          <table:table-cell table:style-name="t1.D7" office:value-type="string">
            <text:section text:style-name="Sect1" text:name="Раздел3">
              <text:p text:style-name="P4">$1-<text:span text:style-name="T10">m30</text:span></text:p>
              <text:p text:style-name="P29">$1-<text:span text:style-name="T10">m31</text:span></text:p>
              <text:p text:style-name="P29">$1-<text:span text:style-name="T10">m32</text:span></text:p>
              <text:p text:style-name="P29">$1-<text:span text:style-name="T10">m33</text:span></text:p>
              <text:p text:style-name="P29">$1-<text:span text:style-name="T10">m34</text:span></text:p>
            </text:section>
          </table:table-cell>
          <table:table-cell table:style-name="t1.B7" office:value-type="string">
            <text:p text:style-name="P13">$1-av<text:span text:style-name="T10">3</text:span></text:p>
          </table:table-cell>
          <table:table-cell table:style-name="t1.B7" office:value-type="string">
            <text:p text:style-name="P13">$1-o<text:span text:style-name="T10">3</text:span></text:p>
          </table:table-cell>
          <table:table-cell table:style-name="t1.B7" office:value-type="string">
            <text:p text:style-name="P13">$1-q<text:span text:style-name="T10">3</text:span></text:p>
          </table:table-cell>
          <table:table-cell table:style-name="t1.B7" office:value-type="string">
            <text:p text:style-name="P13">$1-do<text:span text:style-name="T10">3</text:span></text:p>
          </table:table-cell>
          <table:table-cell table:style-name="t1.I7" office:value-type="string">
            <text:p text:style-name="P20">±<text:span text:style-name="T10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3">Действи-тельное</text:span> значение</text:p>
            <text:p text:style-name="P28">ЭД<text:span text:style-name="T34">,</text:span></text:p>
            <text:p text:style-name="P28"><text:span text:style-name="T4">H</text:span><text:span text:style-name="T16">p</text:span><text:span text:style-name="T15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0"><text:s text:c="2"/>d, <text:span text:style-name="T10">см <text:s/></text:span></text:p>
            <text:p text:style-name="P31">t, <text:span text:style-name="T10">сек</text:span></text:p>
          </table:table-cell>
          <table:table-cell table:style-name="s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4">H</text:span><text:span text:style-name="T16">pi</text:span></text:p>
          </table:table-cell>
          <table:table-cell table:style-name="s1.D3" office:value-type="string">
            <text:p text:style-name="P28"><text:span text:style-name="T4">H</text:span><text:span text:style-name="T16">pi </text:span><text:span text:style-name="T14">изм.</text:span></text:p>
          </table:table-cell>
          <table:table-cell table:style-name="s1.D3" office:value-type="string">
            <text:p text:style-name="P28"><text:span text:style-name="T4">H</text:span><text:span text:style-name="T16">pi</text:span><text:span text:style-name="T17"> </text:span><text:span text:style-name="T19">изм</text:span><text:span text:style-name="T20">.</text:span><text:span text:style-name="T33">- </text:span><text:span text:style-name="T4">H</text:span><text:span text:style-name="T16">p</text:span><text:span text:style-name="T15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.B4" office:value-type="string">
            <text:p text:style-name="P13">##1-<text:span text:style-name="T3">dn_</text:span><text:span text:style-name="T10">3</text:span></text:p>
          </table:table-cell>
          <table:table-cell table:style-name="s1.B4" office:value-type="string">
            <text:p text:style-name="P19"><text:s text:c="2"/>##1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.B4" office:value-type="string">
            <text:p text:style-name="P13">##1-d_dev<text:span text:style-name="T3">_</text:span><text:span text:style-name="T10">3</text:span></text:p>
          </table:table-cell>
          <table:table-cell table:style-name="s1.B4" office:value-type="string">
            <text:p text:style-name="P13">##1-dose<text:span text:style-name="T3">_</text:span><text:span text:style-name="T10">3</text:span></text:p>
          </table:table-cell>
          <table:table-cell table:style-name="s1.B4" office:value-type="string">
            <text:p text:style-name="P13">##1-d_res<text:span text:style-name="T3">_</text:span><text:span text:style-name="T10">3</text:span></text:p>
          </table:table-cell>
          <table:table-cell table:style-name="s1.B4" office:value-type="string">
            <text:p text:style-name="P13">##1-o_pog<text:span text:style-name="T3">_</text:span><text:span text:style-name="T10">3</text:span></text:p>
          </table:table-cell>
          <table:table-cell table:style-name="s1.B4" office:value-type="string">
            <text:p text:style-name="P13">##1-d_gran<text:span text:style-name="T3">_</text:span><text:span text:style-name="T10">3</text:span></text:p>
          </table:table-cell>
          <table:table-cell table:style-name="s1.I4" office:value-type="string">
            <text:p text:style-name="P12">±<text:span text:style-name="T3">15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3">Hp(10)</text:span>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6">180c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6">360c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0">15</text:span></text:p>
          </table:table-cell>
        </table:table-row>
      </table:table>
      <text:p text:style-name="P4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37:52.94</dc:date>
    <meta:editing-duration>P3DT8H20M17S</meta:editing-duration>
    <meta:editing-cycles>397</meta:editing-cycles>
    <meta:generator>OpenOffice/4.1.6$Win32 OpenOffice.org_project/416m1$Build-9790</meta:generator>
    <meta:document-statistic meta:table-count="3" meta:image-count="0" meta:object-count="0" meta:page-count="1" meta:paragraph-count="153" meta:word-count="311" meta:character-count="2355"/>
  </office:meta>
</office:document-meta>
</file>